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maz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714">
            <text:p>2.714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4829.83963668732">
            <text:p>$4.829,84</text:p>
          </table:table-cell>
          <table:table-cell table:style-name="ce5" table:formula="of:=[.F2]-[.B3]/[.B4]" office:value-type="currency" office:currency="USD" office:value="4805.23452863231">
            <text:p>$4.805,23</text:p>
          </table:table-cell>
          <table:table-cell table:style-name="ce15" table:formula="of:=[.G2]/1.13" office:value-type="currency" office:currency="EUR" office:value="4252.41993684275">
            <text:p>4.252,4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2.524">
            <text:p>12,52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2784.49308600738">
            <text:p>$2.784,49</text:p>
          </table:table-cell>
          <table:table-cell table:style-name="ce7" table:formula="of:=[.F3]-[.B3]/[.B4]" office:value-type="currency" office:currency="USD" office:value="2759.88797795237">
            <text:p>$2.759,89</text:p>
          </table:table-cell>
          <table:table-cell table:style-name="ce16" table:formula="of:=[.G3]/1.13" office:value-type="currency" office:currency="EUR" office:value="2442.37874155077">
            <text:p>2.442,3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495.3076810495">
            <text:p>2.495,3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09">
            <text:p>0,50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1038.19504349529">
            <text:p>$1.038,20</text:p>
          </table:table-cell>
          <table:table-cell table:style-name="ce14" table:formula="of:=[.F4]-[.B3]/[.B4]" office:value-type="currency" office:currency="USD" office:value="1013.58993544028">
            <text:p>$1.013,59</text:p>
          </table:table-cell>
          <table:table-cell table:style-name="ce17" table:formula="of:=[.G4]/1.13" office:value-type="currency" office:currency="EUR" office:value="896.982243752458">
            <text:p>896,9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4.81">
            <text:p>$64,8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2.405">
            <text:p>$32,41</text:p>
          </table:table-cell>
          <table:table-cell table:style-name="ce5"/>
          <table:table-cell table:style-name="ce5" table:formula="of:=[.B8]/(1+[.D2])^(1/4)" office:value-type="currency" office:currency="USD" office:value="31.9363706104766">
            <text:p>$31,94</text:p>
          </table:table-cell>
          <table:table-cell table:style-name="ce7" table:formula="of:=[.B5]/2" office:value-type="currency" office:currency="USD" office:value="32.405">
            <text:p>$32,41</text:p>
          </table:table-cell>
          <table:table-cell table:style-name="ce7"/>
          <table:table-cell table:style-name="ce7" table:formula="of:=[.E8]/(1+[.D3])^(1/4)" office:value-type="currency" office:currency="USD" office:value="31.8243769375636">
            <text:p>$31,82</text:p>
          </table:table-cell>
          <table:table-cell table:style-name="ce8" table:formula="of:=[.B5]/2" office:value-type="currency" office:currency="USD" office:value="32.405">
            <text:p>$32,41</text:p>
          </table:table-cell>
          <table:table-cell table:style-name="ce8"/>
          <table:table-cell table:style-name="ce8" table:formula="of:=[.H8]/(1+[.D4])^(1/4)" office:value-type="currency" office:currency="USD" office:value="31.7143198072389">
            <text:p>$3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6.1062">
            <text:p>$66,11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62.3643396226415">
            <text:p>$62,36</text:p>
          </table:table-cell>
          <table:table-cell table:formula="of:=[.B5]*(1+[.F9])" office:value-type="currency" office:currency="USD" office:value="65.4581">
            <text:p>$65,46</text:p>
          </table:table-cell>
          <table:table-cell office:value-type="percentage" office:value="0.01">
            <text:p>1,00%</text:p>
          </table:table-cell>
          <table:table-cell table:formula="of:=[.E9]/(1+[.$D$3])^[.A9]" office:value-type="currency" office:currency="USD" office:value="60.8912558139535">
            <text:p>$60,89</text:p>
          </table:table-cell>
          <table:table-cell table:formula="of:=[.B5]*(1+[.I9])" office:value-type="currency" office:currency="USD" office:value="66.1062">
            <text:p>$66,11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60.6478899082569">
            <text:p>$60,6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9.24337">
            <text:p>$89,24</text:p>
          </table:table-cell>
          <table:table-cell office:value-type="percentage" office:value="0.35">
            <text:p>35,00%</text:p>
          </table:table-cell>
          <table:table-cell table:formula="of:=[.B10]/(1+[.$D$2])^[.A10]" office:value-type="currency" office:currency="USD" office:value="79.4262815948736">
            <text:p>$79,43</text:p>
          </table:table-cell>
          <table:table-cell table:formula="of:=[.E9]*(1+[.F10])" office:value-type="currency" office:currency="USD" office:value="85.750111">
            <text:p>$85,75</text:p>
          </table:table-cell>
          <table:table-cell office:value-type="percentage" office:value="0.31">
            <text:p>31,00%</text:p>
          </table:table-cell>
          <table:table-cell table:formula="of:=[.E10]/(1+[.$D$3])^[.A10]" office:value-type="currency" office:currency="USD" office:value="74.2023675500271">
            <text:p>$74,20</text:p>
          </table:table-cell>
          <table:table-cell table:formula="of:=[.H9]*(1+[.I10])" office:value-type="currency" office:currency="USD" office:value="79.32744">
            <text:p>$79,33</text:p>
          </table:table-cell>
          <table:table-cell office:value-type="percentage" office:value="0.2">
            <text:p>20,00%</text:p>
          </table:table-cell>
          <table:table-cell table:formula="of:=[.H10]/(1+[.$D$4])^[.A10]" office:value-type="currency" office:currency="USD" office:value="66.7683191650534">
            <text:p>$66,7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20.4785495">
            <text:p>$120,48</text:p>
          </table:table-cell>
          <table:table-cell office:value-type="percentage" office:value="0.35">
            <text:p>35,00%</text:p>
          </table:table-cell>
          <table:table-cell table:formula="of:=[.B11]/(1+[.$D$2])^[.A11]" office:value-type="currency" office:currency="USD" office:value="101.156113351962">
            <text:p>$101,16</text:p>
          </table:table-cell>
          <table:table-cell table:formula="of:=[.E10]*(1+[.F11])" office:value-type="currency" office:currency="USD" office:value="112.33264541">
            <text:p>$112,33</text:p>
          </table:table-cell>
          <table:table-cell office:value-type="percentage" office:value="0.31">
            <text:p>31,00%</text:p>
          </table:table-cell>
          <table:table-cell table:formula="of:=[.E11]/(1+[.$D$3])^[.A11]" office:value-type="currency" office:currency="USD" office:value="90.4233502237539">
            <text:p>$90,42</text:p>
          </table:table-cell>
          <table:table-cell table:formula="of:=[.H10]*(1+[.I11])" office:value-type="currency" office:currency="USD" office:value="95.192928">
            <text:p>$95,19</text:p>
          </table:table-cell>
          <table:table-cell office:value-type="percentage" office:value="0.2">
            <text:p>20,00%</text:p>
          </table:table-cell>
          <table:table-cell table:formula="of:=[.H11]/(1+[.$D$4])^[.A11]" office:value-type="currency" office:currency="USD" office:value="73.5064064202423">
            <text:p>$73,5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0.598186875">
            <text:p>$150,60</text:p>
          </table:table-cell>
          <table:table-cell office:value-type="percentage" office:value="0.25">
            <text:p>25,00%</text:p>
          </table:table-cell>
          <table:table-cell table:formula="of:=[.B12]/(1+[.$D$2])^[.A12]" office:value-type="currency" office:currency="USD" office:value="119.287869518823">
            <text:p>$119,29</text:p>
          </table:table-cell>
          <table:table-cell table:formula="of:=[.E11]*(1+[.F12])" office:value-type="currency" office:currency="USD" office:value="134.799174492">
            <text:p>$134,80</text:p>
          </table:table-cell>
          <table:table-cell office:value-type="percentage" office:value="0.2">
            <text:p>20,00%</text:p>
          </table:table-cell>
          <table:table-cell table:formula="of:=[.E12]/(1+[.$D$3])^[.A12]" office:value-type="currency" office:currency="USD" office:value="100.937693273028">
            <text:p>$100,94</text:p>
          </table:table-cell>
          <table:table-cell table:formula="of:=[.H11]*(1+[.I12])" office:value-type="currency" office:currency="USD" office:value="104.7122208">
            <text:p>$104,71</text:p>
          </table:table-cell>
          <table:table-cell office:value-type="percentage" office:value="0.1">
            <text:p>10,00%</text:p>
          </table:table-cell>
          <table:table-cell table:formula="of:=[.H12]/(1+[.$D$4])^[.A12]" office:value-type="currency" office:currency="USD" office:value="74.1807771213454">
            <text:p>$74,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80.71782425">
            <text:p>$180,72</text:p>
          </table:table-cell>
          <table:table-cell office:value-type="percentage" office:value="0.2">
            <text:p>20,00%</text:p>
          </table:table-cell>
          <table:table-cell table:formula="of:=[.B13]/(1+[.$D$2])^[.A13]" office:value-type="currency" office:currency="USD" office:value="135.042871153384">
            <text:p>$135,04</text:p>
          </table:table-cell>
          <table:table-cell table:formula="of:=[.E12]*(1+[.F13])" office:value-type="currency" office:currency="USD" office:value="148.2790919412">
            <text:p>$148,28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103.285081488679">
            <text:p>$103,29</text:p>
          </table:table-cell>
          <table:table-cell table:formula="of:=[.H12]*(1+[.I13])" office:value-type="currency" office:currency="USD" office:value="106.806465216">
            <text:p>$106,81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69.4168740034609">
            <text:p>$69,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16.8613891">
            <text:p>$216,86</text:p>
          </table:table-cell>
          <table:table-cell office:value-type="percentage" office:value="0.2">
            <text:p>20,00%</text:p>
          </table:table-cell>
          <table:table-cell table:formula="of:=[.B14]/(1+[.$D$2])^[.A14]" office:value-type="currency" office:currency="USD" office:value="152.878722060435">
            <text:p>$152,88</text:p>
          </table:table-cell>
          <table:table-cell table:formula="of:=[.E13]*(1+[.F14])" office:value-type="currency" office:currency="USD" office:value="160.141419296496">
            <text:p>$160,14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103.765477216534">
            <text:p>$103,77</text:p>
          </table:table-cell>
          <table:table-cell table:formula="of:=[.H13]*(1+[.I14])" office:value-type="currency" office:currency="USD" office:value="108.94259452032">
            <text:p>$108,9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64.9589096179175">
            <text:p>$64,9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49.390597465">
            <text:p>$249,39</text:p>
          </table:table-cell>
          <table:table-cell office:value-type="percentage" office:value="0.15">
            <text:p>15,00%</text:p>
          </table:table-cell>
          <table:table-cell table:formula="of:=[.B15]/(1+[.$D$2])^[.A15]" office:value-type="currency" office:currency="USD" office:value="165.858990914623">
            <text:p>$165,86</text:p>
          </table:table-cell>
          <table:table-cell table:formula="of:=[.E14]*(1+[.F15])" office:value-type="currency" office:currency="USD" office:value="172.952732840216">
            <text:p>$172,95</text:p>
          </table:table-cell>
          <table:table-cell office:value-type="percentage" office:value="0.08">
            <text:p>8,00%</text:p>
          </table:table-cell>
          <table:table-cell table:formula="of:=[.E15]/(1+[.$D$3])^[.A15]" office:value-type="currency" office:currency="USD" office:value="104.248107343122">
            <text:p>$104,25</text:p>
          </table:table-cell>
          <table:table-cell table:formula="of:=[.H14]*(1+[.I15])" office:value-type="currency" office:currency="USD" office:value="103.495464794304">
            <text:p>$103,50</text:p>
          </table:table-cell>
          <table:table-cell office:value-type="percentage" office:value="-0.05">
            <text:p>-5,00%</text:p>
          </table:table-cell>
          <table:table-cell table:formula="of:=[.H15]/(1+[.$D$4])^[.A15]" office:value-type="currency" office:currency="USD" office:value="56.6155634284602">
            <text:p>$56,6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84.3052811101">
            <text:p>$284,31</text:p>
          </table:table-cell>
          <table:table-cell office:value-type="percentage" office:value="0.14">
            <text:p>14,00%</text:p>
          </table:table-cell>
          <table:table-cell table:formula="of:=[.B16]/(1+[.$D$2])^[.A16]" office:value-type="currency" office:currency="USD" office:value="178.376650606292">
            <text:p>$178,38</text:p>
          </table:table-cell>
          <table:table-cell table:formula="of:=[.E15]*(1+[.F16])" office:value-type="currency" office:currency="USD" office:value="186.788951467433">
            <text:p>$186,79</text:p>
          </table:table-cell>
          <table:table-cell office:value-type="percentage" office:value="0.08">
            <text:p>8,00%</text:p>
          </table:table-cell>
          <table:table-cell table:formula="of:=[.E16]/(1+[.$D$3])^[.A16]" office:value-type="currency" office:currency="USD" office:value="104.732982260997">
            <text:p>$104,73</text:p>
          </table:table-cell>
          <table:table-cell table:formula="of:=[.H15]*(1+[.I16])" office:value-type="currency" office:currency="USD" office:value="93.1459183148736">
            <text:p>$93,15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USD" office:value="46.7467954913892">
            <text:p>$46,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18.421914843312">
            <text:p>$318,42</text:p>
          </table:table-cell>
          <table:table-cell office:value-type="percentage" office:value="0.12">
            <text:p>12,00%</text:p>
          </table:table-cell>
          <table:table-cell table:formula="of:=[.B17]/(1+[.$D$2])^[.A17]" office:value-type="currency" office:currency="USD" office:value="188.473442150045">
            <text:p>$188,47</text:p>
          </table:table-cell>
          <table:table-cell table:formula="of:=[.E16]*(1+[.F17])" office:value-type="currency" office:currency="USD" office:value="201.732067584828">
            <text:p>$201,73</text:p>
          </table:table-cell>
          <table:table-cell office:value-type="percentage" office:value="0.08">
            <text:p>8,00%</text:p>
          </table:table-cell>
          <table:table-cell table:formula="of:=[.E17]/(1+[.$D$3])^[.A17]" office:value-type="currency" office:currency="USD" office:value="105.220112411048">
            <text:p>$105,22</text:p>
          </table:table-cell>
          <table:table-cell table:formula="of:=[.H16]*(1+[.I17])" office:value-type="currency" office:currency="USD" office:value="74.5167346518989">
            <text:p>$74,52</text:p>
          </table:table-cell>
          <table:table-cell office:value-type="percentage" office:value="-0.2">
            <text:p>-20,00%</text:p>
          </table:table-cell>
          <table:table-cell table:formula="of:=[.H17]/(1+[.$D$4])^[.A17]" office:value-type="currency" office:currency="USD" office:value="34.3095746725792">
            <text:p>$34,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50.264106327643">
            <text:p>$350,26</text:p>
          </table:table-cell>
          <table:table-cell office:value-type="percentage" office:value="0.1">
            <text:p>10,00%</text:p>
          </table:table-cell>
          <table:table-cell table:formula="of:=[.B18]/(1+[.$D$2])^[.A18]" office:value-type="currency" office:currency="USD" office:value="195.585647514198">
            <text:p>$195,59</text:p>
          </table:table-cell>
          <table:table-cell table:formula="of:=[.E17]*(1+[.F18])" office:value-type="currency" office:currency="USD" office:value="213.835991639917">
            <text:p>$213,84</text:p>
          </table:table-cell>
          <table:table-cell office:value-type="percentage" office:value="0.06">
            <text:p>6,00%</text:p>
          </table:table-cell>
          <table:table-cell table:formula="of:=[.E18]/(1+[.$D$3])^[.A18]" office:value-type="currency" office:currency="USD" office:value="103.751924796011">
            <text:p>$103,75</text:p>
          </table:table-cell>
          <table:table-cell table:formula="of:=[.H17]*(1+[.I18])" office:value-type="currency" office:currency="USD" office:value="59.6133877215191">
            <text:p>$59,61</text:p>
          </table:table-cell>
          <table:table-cell office:value-type="percentage" office:value="-0.2">
            <text:p>-20,00%</text:p>
          </table:table-cell>
          <table:table-cell table:formula="of:=[.H18]/(1+[.$D$4])^[.A18]" office:value-type="currency" office:currency="USD" office:value="25.1813392092324">
            <text:p>$25,1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410.38729909775">
            <text:p>$1.410,39</text:p>
          </table:table-cell>
          <table:table-cell/>
          <table:table-cell table:style-name="ce7"/>
          <table:table-cell table:formula="of:=SUM([.G8:.G18])" office:value-type="currency" office:currency="USD" office:value="983.282729314718">
            <text:p>$983,28</text:p>
          </table:table-cell>
          <table:table-cell/>
          <table:table-cell table:style-name="ce8"/>
          <table:table-cell table:formula="of:=SUM([.J8:.J18])" office:value-type="currency" office:currency="USD" office:value="604.046768845176">
            <text:p>$604,0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304.75391389758">
            <text:p>$6.304,75</text:p>
          </table:table-cell>
          <table:table-cell table:style-name="ce5"/>
          <table:table-cell table:formula="of:=[.B20]/(1+[.D2])^([.A18]+1/2)" office:value-type="currency" office:currency="USD" office:value="3419.45233758956">
            <text:p>$3.419,45</text:p>
          </table:table-cell>
          <table:table-cell table:formula="of:=[.E18]*[.D5]" office:value-type="currency" office:currency="USD" office:value="3849.04784951851">
            <text:p>$3.849,05</text:p>
          </table:table-cell>
          <table:table-cell table:style-name="ce7"/>
          <table:table-cell table:formula="of:=[.E20]/(1+[.D3])^([.A18]+1/2)" office:value-type="currency" office:currency="USD" office:value="1801.21035669266">
            <text:p>$1.801,21</text:p>
          </table:table-cell>
          <table:table-cell table:formula="of:=[.H18]*[.D5]" office:value-type="currency" office:currency="USD" office:value="1073.04097898734">
            <text:p>$1.073,04</text:p>
          </table:table-cell>
          <table:table-cell table:style-name="ce8"/>
          <table:table-cell table:formula="of:=[.H20]/(1+[.D4])^([.A18]+1/2)" office:value-type="currency" office:currency="USD" office:value="434.148274650111">
            <text:p>$434,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03.03.2022</text:date>, <text:time>19:52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03T19:52:19.14</dc:date>
    <dc:creator>aaa </dc:creator>
    <meta:editing-duration>P2DT19H11M3S</meta:editing-duration>
    <meta:editing-cycles>48</meta:editing-cycles>
    <meta:generator>OpenOffice/4.1.5$Win32 OpenOffice.org_project/415m1$Build-9789</meta:generator>
    <meta:document-statistic meta:table-count="5" meta:cell-count="691" meta:object-count="0"/>
  </office:meta>
</office:document-meta>
</file>